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 style:master-page-name="">
      <style:table-properties style:width="25.7cm" style:page-number="auto" fo:break-before="auto" fo:break-after="auto" table:align="margins" style:shadow="none" fo:keep-with-next="auto" style:may-break-between-rows="true" table:border-model="collapsing"/>
    </style:style>
    <style:style style:name="Tableau1.A" style:family="table-column">
      <style:table-column-properties style:column-width="6.191cm" style:rel-column-width="3510*"/>
    </style:style>
    <style:style style:name="Tableau1.B" style:family="table-column">
      <style:table-column-properties style:column-width="3.51cm" style:rel-column-width="1990*"/>
    </style:style>
    <style:style style:name="Tableau1.C" style:family="table-column">
      <style:table-column-properties style:column-width="2.893cm" style:rel-column-width="1640*"/>
    </style:style>
    <style:style style:name="Tableau1.D" style:family="table-column">
      <style:table-column-properties style:column-width="2.311cm" style:rel-column-width="1310*"/>
    </style:style>
    <style:style style:name="Tableau1.E" style:family="table-column">
      <style:table-column-properties style:column-width="2.593cm" style:rel-column-width="1470*"/>
    </style:style>
    <style:style style:name="Tableau1.F" style:family="table-column">
      <style:table-column-properties style:column-width="2.011cm" style:rel-column-width="1140*"/>
    </style:style>
    <style:style style:name="Tableau1.G" style:family="table-column">
      <style:table-column-properties style:column-width="2.099cm" style:rel-column-width="1190*"/>
    </style:style>
    <style:style style:name="Tableau1.I" style:family="table-column">
      <style:table-column-properties style:column-width="1.993cm" style:rel-column-width="1130*"/>
    </style:style>
    <style:style style:name="Tableau1.1" style:family="table-row">
      <style:table-row-properties fo:keep-together="auto"/>
    </style:style>
    <style:style style:name="Tableau1.A1" style:family="table-cell" style:data-style-name="N20100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eau1.B1" style:family="table-cell" style:data-style-name="N20100">
      <style:table-cell-properties style:vertical-align="middle"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A2" style:family="table-cell" style:data-style-name="N20100">
      <style:table-cell-properties style:vertical-align="middle" fo:background-color="#d3d3d3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.B2" style:family="table-cell" style:data-style-name="N20000">
      <style:table-cell-properties style:vertical-align="middle" fo:background-color="#dcdcdc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D2" style:family="table-cell" style:data-style-name="N20000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E3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F3" style:family="table-cell">
      <style:table-cell-properties style:vertical-align="middle" fo:background-color="#dcdcdc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G3" style:family="table-cell">
      <style:table-cell-properties style:vertical-align="middle" fo:background-color="#dcdcdc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H3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I3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E4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F4" style:family="table-cell">
      <style:table-cell-properties style:vertical-align="middle" fo:background-color="#dcdcdc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G4" style:family="table-cell">
      <style:table-cell-properties style:vertical-align="middle" fo:background-color="#dcdcdc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H4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I4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5" style:family="table-row">
      <style:table-row-properties style:min-row-height="0.564cm"/>
    </style:style>
    <style:style style:name="Tableau1.B5" style:family="table-cell">
      <style:table-cell-properties style:vertical-align="middle" fo:background-color="#dcdcdc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E5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F5" style:family="table-cell">
      <style:table-cell-properties style:vertical-align="middle" fo:background-color="#dcdcdc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G5" style:family="table-cell">
      <style:table-cell-properties style:vertical-align="middle" fo:background-color="#dcdcdc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H5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I5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E6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F6" style:family="table-cell">
      <style:table-cell-properties style:vertical-align="middle" fo:background-color="#dcdcdc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G6" style:family="table-cell">
      <style:table-cell-properties style:vertical-align="middle" fo:background-color="#dcdcdc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H6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I6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E7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F7" style:family="table-cell">
      <style:table-cell-properties style:vertical-align="middle" fo:background-color="#dcdcdc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G7" style:family="table-cell">
      <style:table-cell-properties style:vertical-align="middle" fo:background-color="#dcdcdc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H7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I7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E8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F8" style:family="table-cell">
      <style:table-cell-properties style:vertical-align="middle" fo:background-color="#dcdcdc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G8" style:family="table-cell">
      <style:table-cell-properties style:vertical-align="middle" fo:background-color="#dcdcdc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H8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I8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E9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F9" style:family="table-cell">
      <style:table-cell-properties style:vertical-align="middle" fo:background-color="#dcdcdc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G9" style:family="table-cell">
      <style:table-cell-properties style:vertical-align="middle" fo:background-color="#dcdcdc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H9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I9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D10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E10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F10" style:family="table-cell">
      <style:table-cell-properties style:vertical-align="middle" fo:background-color="#dcdcdc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G10" style:family="table-cell">
      <style:table-cell-properties style:vertical-align="middle" fo:background-color="#dcdcdc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H10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I10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A11" style:family="table-cell" style:data-style-name="N20100">
      <style:table-cell-properties style:vertical-align="middle" fo:background-color="#d3d3d3" fo:padding="0cm" fo:border="0.75pt solid #666666" style:writing-mode="page">
        <style:background-image/>
      </style:table-cell-properties>
    </style:style>
    <style:style style:name="Tableau1.B11" style:family="table-cell" style:data-style-name="N20000">
      <style:table-cell-properties style:vertical-align="middle" fo:background-color="#dcdcdc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D11" style:family="table-cell">
      <style:table-cell-properties style:vertical-align="middle"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E11" style:family="table-cell">
      <style:table-cell-properties style:vertical-align="middle"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F11" style:family="table-cell">
      <style:table-cell-properties style:vertical-align="middle" fo:background-color="#dcdcdc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G11" style:family="table-cell">
      <style:table-cell-properties style:vertical-align="middle" fo:background-color="#dcdcdc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H11" style:family="table-cell">
      <style:table-cell-properties style:vertical-align="middle"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I11" style:family="table-cell">
      <style:table-cell-properties style:vertical-align="middle"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0b0e9c" officeooo:paragraph-rsid="000b0e9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0b0e9c" officeooo:paragraph-rsid="000b0e9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0c1a0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arial" fo:font-size="10pt" fo:letter-spacing="normal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font-variant="normal" fo:text-transform="none" fo:color="#000000" style:text-outline="false" style:text-line-through-style="none" style:text-line-through-type="none" style:font-name="arial" fo:font-size="10pt" fo:letter-spacing="normal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font-variant="normal" fo:text-transform="none" fo:color="#000000" style:text-outline="false" style:text-line-through-style="none" style:text-line-through-typ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0b0e9c" officeooo:paragraph-rsid="000b0e9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0b0e9c" officeooo:paragraph-rsid="000b0e9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Heading">
      <style:paragraph-properties fo:text-align="center" style:justify-single-word="false"/>
      <style:text-properties fo:font-variant="normal" fo:text-transform="none" fo:color="#000000" style:text-outline="false" style:text-line-through-style="none" style:text-line-through-type="none" style:font-name="arial" fo:font-size="10pt" fo:letter-spacing="normal" fo:font-style="normal" fo:text-shadow="none" style:text-underline-style="none" fo:font-weight="normal" officeooo:rsid="000b0e9c" officeooo:paragraph-rsid="000b0e9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0b0e9c"/>
    </style:style>
    <style:style style:name="T2" style:family="text">
      <style:text-properties officeooo:rsid="000c1a0e"/>
    </style:style>
    <number:number-style style:name="N20000" number:language="fr" number:country="FR">
      <number:number number:min-integer-digits="1"/>
    </number:number-style>
    <number:text-style style:name="N20100" number:language="fr" number:country="FR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 table:template-name="Lignes simples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 table:number-columns-repeated="2"/>
        <table:table-column table:style-name="Tableau1.I"/>
        <table:table-row table:style-name="Tableau1.1">
          <table:table-cell table:style-name="Tableau1.A1" office:value-type="float" office:value="0">
            <text:p text:style-name="P13">identities</text:p>
          </table:table-cell>
          <table:table-cell table:style-name="Tableau1.B1" table:number-columns-spanned="2" office:value-type="float" office:value="0">
            <text:p text:style-name="P12">Group Size</text:p>
          </table:table-cell>
          <table:covered-table-cell/>
          <table:table-cell table:style-name="Tableau1.B1" table:number-columns-spanned="2" office:value-type="float" office:value="0">
            <text:p text:style-name="P14">BNSP AUC</text:p>
          </table:table-cell>
          <table:covered-table-cell/>
          <table:table-cell table:style-name="Tableau1.B1" table:number-columns-spanned="2" office:value-type="float" office:value="0">
            <text:p text:style-name="P12">BPSN AUC</text:p>
          </table:table-cell>
          <table:covered-table-cell/>
          <table:table-cell table:style-name="Tableau1.A1" table:number-columns-spanned="2" office:value-type="float" office:value="0">
            <text:p text:style-name="P12">SUBGROUP AUC</text:p>
          </table:table-cell>
          <table:covered-table-cell/>
        </table:table-row>
        <table:table-row>
          <table:table-cell table:style-name="Tableau1.A2">
            <text:p text:style-name="P2"/>
          </table:table-cell>
          <table:table-cell table:style-name="Tableau1.B2" office:value-type="float" office:value="0">
            <text:p text:style-name="P3">Benchmark</text:p>
          </table:table-cell>
          <table:table-cell table:style-name="Tableau1.B2" office:value-type="float" office:value="0">
            <text:p text:style-name="P3">Submission</text:p>
          </table:table-cell>
          <table:table-cell table:style-name="Tableau1.D2" office:value-type="float" office:value="0">
            <text:p text:style-name="P3">Benchmark</text:p>
          </table:table-cell>
          <table:table-cell table:style-name="Tableau1.D2" office:value-type="float" office:value="0">
            <text:p text:style-name="P3">Submission</text:p>
          </table:table-cell>
          <table:table-cell table:style-name="Tableau1.B2" office:value-type="float" office:value="0">
            <text:p text:style-name="P3">Benchmark</text:p>
          </table:table-cell>
          <table:table-cell table:style-name="Tableau1.B2" office:value-type="float" office:value="0">
            <text:p text:style-name="P3">Submission</text:p>
          </table:table-cell>
          <table:table-cell table:style-name="Tableau1.D2" office:value-type="float" office:value="0">
            <text:p text:style-name="P3">Benchmark</text:p>
          </table:table-cell>
          <table:table-cell table:style-name="Tableau1.D2" office:value-type="float" office:value="0">
            <text:p text:style-name="P3">Submission</text:p>
          </table:table-cell>
        </table:table-row>
        <table:table-row>
          <table:table-cell table:style-name="Tableau1.A2" office:value-type="float" office:value="0">
            <text:p text:style-name="P2">Black</text:p>
          </table:table-cell>
          <table:table-cell table:style-name="Tableau1.B2" office:value-type="float" office:value="3006">
            <text:p text:style-name="P3">3006</text:p>
          </table:table-cell>
          <table:table-cell table:style-name="Tableau1.B2" office:value-type="float" office:value="104">
            <text:p text:style-name="P3">104</text:p>
          </table:table-cell>
          <table:table-cell table:style-name="Tableau1.D2" office:value-type="float" office:value="0">
            <text:p text:style-name="P10">0.959931</text:p>
          </table:table-cell>
          <table:table-cell table:style-name="Tableau1.E3" office:value-type="string">
            <text:p text:style-name="P9">0.940530</text:p>
          </table:table-cell>
          <table:table-cell table:style-name="Tableau1.F3" office:value-type="string">
            <text:p text:style-name="P9">0.768903</text:p>
          </table:table-cell>
          <table:table-cell table:style-name="Tableau1.G3" office:value-type="string">
            <text:p text:style-name="P9">0.738215</text:p>
          </table:table-cell>
          <table:table-cell table:style-name="Tableau1.H3" office:value-type="string">
            <text:p text:style-name="P10">0.807377</text:p>
          </table:table-cell>
          <table:table-cell table:style-name="Tableau1.I3" office:value-type="string">
            <text:p text:style-name="P9">0.733850</text:p>
          </table:table-cell>
        </table:table-row>
        <table:table-row>
          <table:table-cell table:style-name="Tableau1.A2" office:value-type="float" office:value="0">
            <text:p text:style-name="P8"><text:span text:style-name="T1">W</text:span>hite</text:p>
          </table:table-cell>
          <table:table-cell table:style-name="Tableau1.B2" office:value-type="float" office:value="5077">
            <text:p text:style-name="P3">5077</text:p>
          </table:table-cell>
          <table:table-cell table:style-name="Tableau1.B2" office:value-type="float" office:value="179">
            <text:p text:style-name="P9">179</text:p>
          </table:table-cell>
          <table:table-cell table:style-name="Tableau1.D2" office:value-type="float" office:value="0">
            <text:p text:style-name="P10">0.965931</text:p>
          </table:table-cell>
          <table:table-cell table:style-name="Tableau1.E4" office:value-type="string">
            <text:p text:style-name="P9">0.948426</text:p>
          </table:table-cell>
          <table:table-cell table:style-name="Tableau1.F4" office:value-type="string">
            <text:p text:style-name="P9">0.773480</text:p>
          </table:table-cell>
          <table:table-cell table:style-name="Tableau1.G4" office:value-type="string">
            <text:p text:style-name="P10">0.791286</text:p>
          </table:table-cell>
          <table:table-cell table:style-name="Tableau1.H4" office:value-type="string">
            <text:p text:style-name="P10">0.819055</text:p>
          </table:table-cell>
          <table:table-cell table:style-name="Tableau1.I4" office:value-type="string">
            <text:p text:style-name="P6">0.813370</text:p>
          </table:table-cell>
        </table:table-row>
        <table:table-row table:style-name="Tableau1.5">
          <table:table-cell table:style-name="Tableau1.A2" office:value-type="float" office:value="0">
            <text:p text:style-name="P5">homosexual_gay_or_lesbian<text:span text:style-name="T2">s</text:span></text:p>
          </table:table-cell>
          <table:table-cell table:style-name="Tableau1.B5" office:value-type="string">
            <text:p text:style-name="P9">2221</text:p>
          </table:table-cell>
          <table:table-cell table:style-name="Tableau1.B2" office:value-type="float" office:value="77">
            <text:p text:style-name="P9">77</text:p>
          </table:table-cell>
          <table:table-cell table:style-name="Tableau1.D2" office:value-type="float" office:value="0">
            <text:p text:style-name="P10">0.963686</text:p>
          </table:table-cell>
          <table:table-cell table:style-name="Tableau1.E5" office:value-type="string">
            <text:p text:style-name="P9">0.916269</text:p>
          </table:table-cell>
          <table:table-cell table:style-name="Tableau1.F5" office:value-type="string">
            <text:p text:style-name="P9">0.781776</text:p>
          </table:table-cell>
          <table:table-cell table:style-name="Tableau1.G5" office:value-type="string">
            <text:p text:style-name="P10">0.826075</text:p>
          </table:table-cell>
          <table:table-cell table:style-name="Tableau1.H5" office:value-type="string">
            <text:p text:style-name="P7">0.820112</text:p>
          </table:table-cell>
          <table:table-cell table:style-name="Tableau1.I5" office:value-type="string">
            <text:p text:style-name="P9">0.762745</text:p>
          </table:table-cell>
        </table:table-row>
        <table:table-row>
          <table:table-cell table:style-name="Tableau1.A2" office:value-type="float" office:value="0">
            <text:p text:style-name="P8">Muslim</text:p>
          </table:table-cell>
          <table:table-cell table:style-name="Tableau1.B2" office:value-type="float" office:value="4262">
            <text:p text:style-name="P9">4262</text:p>
          </table:table-cell>
          <table:table-cell table:style-name="Tableau1.B2" office:value-type="float" office:value="104">
            <text:p text:style-name="P9">104</text:p>
          </table:table-cell>
          <table:table-cell table:style-name="Tableau1.D2" office:value-type="float" office:value="0">
            <text:p text:style-name="P10">0.957757</text:p>
          </table:table-cell>
          <table:table-cell table:style-name="Tableau1.E6" office:value-type="string">
            <text:p text:style-name="P9">0.933537</text:p>
          </table:table-cell>
          <table:table-cell table:style-name="Tableau1.F6" office:value-type="string">
            <text:p text:style-name="P9">0.819413</text:p>
          </table:table-cell>
          <table:table-cell table:style-name="Tableau1.G6" office:value-type="string">
            <text:p text:style-name="P10">0.842963</text:p>
          </table:table-cell>
          <table:table-cell table:style-name="Tableau1.H6" office:value-type="string">
            <text:p text:style-name="P9">0.845473</text:p>
          </table:table-cell>
          <table:table-cell table:style-name="Tableau1.I6" office:value-type="string">
            <text:p text:style-name="P10">0.852408</text:p>
          </table:table-cell>
        </table:table-row>
        <table:table-row>
          <table:table-cell table:style-name="Tableau1.A2" office:value-type="float" office:value="0">
            <text:p text:style-name="P8">Jewish</text:p>
          </table:table-cell>
          <table:table-cell table:style-name="Tableau1.B2" office:value-type="float" office:value="1509">
            <text:p text:style-name="P9">1509</text:p>
          </table:table-cell>
          <table:table-cell table:style-name="Tableau1.B2" office:value-type="float" office:value="37">
            <text:p text:style-name="P9">37</text:p>
          </table:table-cell>
          <table:table-cell table:style-name="Tableau1.D2" office:value-type="float" office:value="0">
            <text:p text:style-name="P10">0.948680</text:p>
          </table:table-cell>
          <table:table-cell table:style-name="Tableau1.E7" office:value-type="string">
            <text:p text:style-name="P9">0.943368</text:p>
          </table:table-cell>
          <table:table-cell table:style-name="Tableau1.F7" office:value-type="string">
            <text:p text:style-name="P9">0.857917</text:p>
          </table:table-cell>
          <table:table-cell table:style-name="Tableau1.G7" office:value-type="string">
            <text:p text:style-name="P10">0.901461</text:p>
          </table:table-cell>
          <table:table-cell table:style-name="Tableau1.H7" office:value-type="string">
            <text:p text:style-name="P9">0.862545</text:p>
          </table:table-cell>
          <table:table-cell table:style-name="Tableau1.I7" office:value-type="string">
            <text:p text:style-name="P10">0.913043</text:p>
          </table:table-cell>
        </table:table-row>
        <table:table-row>
          <table:table-cell table:style-name="Tableau1.A2" office:value-type="float" office:value="0">
            <text:p text:style-name="P4">psychiatric_or_mental_illness</text:p>
          </table:table-cell>
          <table:table-cell table:style-name="Tableau1.B2" office:value-type="float" office:value="982">
            <text:p text:style-name="P9">982</text:p>
          </table:table-cell>
          <table:table-cell table:style-name="Tableau1.B2" office:value-type="float" office:value="24">
            <text:p text:style-name="P9">24</text:p>
          </table:table-cell>
          <table:table-cell table:style-name="Tableau1.D2" office:value-type="float" office:value="0">
            <text:p text:style-name="P9">0.948939</text:p>
          </table:table-cell>
          <table:table-cell table:style-name="Tableau1.E8" office:value-type="string">
            <text:p text:style-name="P9">0.962199</text:p>
          </table:table-cell>
          <table:table-cell table:style-name="Tableau1.F8" office:value-type="string">
            <text:p text:style-name="P9">0.856340</text:p>
          </table:table-cell>
          <table:table-cell table:style-name="Tableau1.G8" office:value-type="string">
            <text:p text:style-name="P9">0.823217</text:p>
          </table:table-cell>
          <table:table-cell table:style-name="Tableau1.H8" office:value-type="string">
            <text:p text:style-name="P9">0.864638</text:p>
          </table:table-cell>
          <table:table-cell table:style-name="Tableau1.I8" office:value-type="string">
            <text:p text:style-name="P7">0.894737</text:p>
          </table:table-cell>
        </table:table-row>
        <table:table-row table:style-name="Tableau1.1">
          <table:table-cell table:style-name="Tableau1.A2" office:value-type="float" office:value="0">
            <text:p text:style-name="P8">male</text:p>
          </table:table-cell>
          <table:table-cell table:style-name="Tableau1.B2" office:value-type="float" office:value="9050">
            <text:p text:style-name="P9">9050</text:p>
          </table:table-cell>
          <table:table-cell table:style-name="Tableau1.B2" office:value-type="float" office:value="195">
            <text:p text:style-name="P9">195</text:p>
          </table:table-cell>
          <table:table-cell table:style-name="Tableau1.D2" office:value-type="float" office:value="0">
            <text:p text:style-name="P10">0.946800</text:p>
          </table:table-cell>
          <table:table-cell table:style-name="Tableau1.E9" office:value-type="string">
            <text:p text:style-name="P9">0.933572</text:p>
          </table:table-cell>
          <table:table-cell table:style-name="Tableau1.F9" office:value-type="string">
            <text:p text:style-name="P9">0.875431</text:p>
          </table:table-cell>
          <table:table-cell table:style-name="Tableau1.G9" office:value-type="string">
            <text:p text:style-name="P10">0.895041</text:p>
          </table:table-cell>
          <table:table-cell table:style-name="Tableau1.H9" office:value-type="string">
            <text:p text:style-name="P9">0.883611</text:p>
          </table:table-cell>
          <table:table-cell table:style-name="Tableau1.I9" office:value-type="string">
            <text:p text:style-name="P10">0.893050</text:p>
          </table:table-cell>
        </table:table-row>
        <table:table-row table:style-name="Tableau1.1">
          <table:table-cell table:style-name="Tableau1.A2" office:value-type="float" office:value="0">
            <text:p text:style-name="P8">Female</text:p>
          </table:table-cell>
          <table:table-cell table:style-name="Tableau1.B2" office:value-type="float" office:value="10671">
            <text:p text:style-name="P9">10671</text:p>
          </table:table-cell>
          <table:table-cell table:style-name="Tableau1.B2" office:value-type="float" office:value="219">
            <text:p text:style-name="P9">219</text:p>
          </table:table-cell>
          <table:table-cell table:style-name="Tableau1.D10" office:value-type="string">
            <text:p text:style-name="P10">0.944072</text:p>
          </table:table-cell>
          <table:table-cell table:style-name="Tableau1.E10" office:value-type="string">
            <text:p text:style-name="P9">0.909863</text:p>
          </table:table-cell>
          <table:table-cell table:style-name="Tableau1.F10" office:value-type="string">
            <text:p text:style-name="P6">0.883673</text:p>
          </table:table-cell>
          <table:table-cell table:style-name="Tableau1.G10" office:value-type="string">
            <text:p text:style-name="P10">0.905294</text:p>
          </table:table-cell>
          <table:table-cell table:style-name="Tableau1.H10" office:value-type="string">
            <text:p text:style-name="P9">0.889211</text:p>
          </table:table-cell>
          <table:table-cell table:style-name="Tableau1.I10" office:value-type="string">
            <text:p text:style-name="P9">0.874957</text:p>
          </table:table-cell>
        </table:table-row>
        <table:table-row table:style-name="Tableau1.1">
          <table:table-cell table:style-name="Tableau1.A11" office:value-type="float" office:value="0">
            <text:p text:style-name="P8">Christian</text:p>
          </table:table-cell>
          <table:table-cell table:style-name="Tableau1.B11" office:value-type="float" office:value="8081">
            <text:p text:style-name="P9">8081</text:p>
          </table:table-cell>
          <table:table-cell table:style-name="Tableau1.B11" office:value-type="float" office:value="150">
            <text:p text:style-name="P9">150</text:p>
          </table:table-cell>
          <table:table-cell table:style-name="Tableau1.D11" office:value-type="string">
            <text:p text:style-name="P10">0.937363</text:p>
          </table:table-cell>
          <table:table-cell table:style-name="Tableau1.E11" office:value-type="string">
            <text:p text:style-name="P9">0.913936</text:p>
          </table:table-cell>
          <table:table-cell table:style-name="Tableau1.F11" office:value-type="string">
            <text:p text:style-name="P9">0.909032</text:p>
          </table:table-cell>
          <table:table-cell table:style-name="Tableau1.G11" office:value-type="string">
            <text:p text:style-name="P10">0.922058</text:p>
          </table:table-cell>
          <table:table-cell table:style-name="Tableau1.H11" office:value-type="string">
            <text:p text:style-name="P9">0.907213</text:p>
          </table:table-cell>
          <table:table-cell table:style-name="Tableau1.I11" office:value-type="string">
            <text:p text:style-name="P10">0.9017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Lignes_20_simples.1" style:display-name="Ligne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Lignes_20_simples.2" style:display-name="Ligne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Lignes_20_simples.3" style:display-name="Ligne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Lignes_20_simples.4" style:display-name="Ligne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Lignes_20_simples.5" style:display-name="Lignes simples.5" style:family="table-cell">
      <style:table-cell-properties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Lignes_20_simples.6" style:display-name="Lignes simples.6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Lignes_20_simples.7" style:display-name="Lignes simples.7" style:family="table-cell">
      <style:table-cell-properties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Lignes_20_simples.8" style:display-name="Ligne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Lignes_20_simples.9" style:display-name="Lignes simples.9" style:family="table-cell">
      <style:table-cell-properties fo:background-color="#eeeeee"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Lignes_20_simples.10" style:display-name="Lignes simples.10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Lignes_20_simples.11" style:display-name="Ligne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Lignes_20_simples.12" style:display-name="Ligne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Lignes_20_simples.13" style:display-name="Lignes simples.13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Lignes_20_simples.14" style:display-name="Lignes simples.14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Lignes_20_simples.15" style:display-name="Ligne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Lignes_20_simples.16" style:display-name="Lignes simples.16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Lignes_20_simples.1"/>
      <table:last-row table:style-name="Lignes_20_simples.2"/>
      <table:first-column table:style-name="Lignes_20_simples.3"/>
      <table:last-column table:style-name="Lignes_20_simples.4"/>
      <table:body table:style-name="Lignes_20_simples.9"/>
      <table:even-rows table:style-name="Lignes_20_simples.5"/>
      <table:odd-rows table:style-name="Lignes_20_simples.6"/>
      <table:even-columns table:style-name="Lignes_20_simples.7"/>
      <table:odd-columns table:style-name="Lignes_20_simples.8"/>
      <table:background table:style-name="Lignes_20_simples.10"/>
      <loext:first-row-even-column table:style-name="Lignes_20_simples.15"/>
      <loext:last-row-even-column table:style-name="Lignes_20_simples.16"/>
      <loext:first-row-end-column table:style-name="Lignes_20_simples.12"/>
      <loext:first-row-start-column table:style-name="Lignes_20_simples.11"/>
      <loext:last-row-end-column table:style-name="Lignes_20_simples.14"/>
      <loext:last-row-start-column table:style-name="Lignes_20_simples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2:50:54.309870754</meta:creation-date>
    <dc:date>2019-11-18T13:22:01.353528446</dc:date>
    <meta:editing-duration>PT4M12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94" meta:word-count="98" meta:character-count="712" meta:non-whitespace-character-count="708"/>
  </office:meta>
</office:document-meta>
</file>